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2db2" officeooo:paragraph-rsid="001c2db2"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2db2" officeooo:paragraph-rsid="0021d425"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2db2" officeooo:paragraph-rsid="0022cf70"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0a1d" officeooo:paragraph-rsid="00250a1d"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fo:color="#0000ff"/>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3" style:family="paragraph" style:parent-style-name="Text_20_body">
      <style:paragraph-properties fo:text-align="justify" style:justify-single-word="false"/>
    </style:style>
    <style:style style:name="P74" style:family="paragraph" style:parent-style-name="Text_20_body">
      <style:text-properties fo:color="#ff6600" fo:language="ru" fo:country="RU"/>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First_20_line_20_indent">
      <loext:graphic-properties draw:fill="solid" draw:fill-color="#eeeeee" draw:opacity="100%"/>
      <style:paragraph-properties fo:background-color="#eeeeee"/>
      <style:text-properties fo:language="ru" fo:country="RU"/>
    </style:style>
    <style:style style:name="P8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1" style:family="paragraph" style:parent-style-name="Text_20_body">
      <style:paragraph-properties fo:margin-left="0in" fo:margin-right="0in" fo:text-align="justify" style:justify-single-word="false" fo:text-indent="0in" style:auto-text-indent="false"/>
    </style:style>
    <style:style style:name="P82" style:family="paragraph" style:parent-style-name="Text_20_body">
      <style:paragraph-properties fo:margin-left="0in" fo:margin-right="0in" fo:text-align="justify" style:justify-single-word="false" fo:text-indent="0in" style:auto-text-indent="false"/>
      <style:text-properties fo:color="#800000"/>
    </style:style>
    <style:style style:name="P8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fo:color="#800000"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2db2" officeooo:paragraph-rsid="0028e811"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2db2" officeooo:paragraph-rsid="00316233"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2db2" officeooo:paragraph-rsid="003dae61"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c4d91" officeooo:paragraph-rsid="00301dac"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2970d" officeooo:paragraph-rsid="0032970d"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2970d" officeooo:paragraph-rsid="00385e3c"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officeooo:rsid="00385e3c" officeooo:paragraph-rsid="00385e3c" style:font-style-asian="normal" style:font-style-complex="normal"/>
    </style:style>
    <style:style style:name="P11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9" style:family="paragraph" style:parent-style-name="Heading_20_2">
      <style:text-properties fo:language="en" fo:country="US"/>
    </style:style>
    <style:style style:name="P120" style:family="paragraph" style:parent-style-name="Heading_20_2">
      <style:text-properties fo:language="ru" fo:country="RU"/>
    </style:style>
    <style:style style:name="P121" style:family="paragraph" style:parent-style-name="Heading_20_2">
      <loext:graphic-properties draw:fill="solid" draw:fill-color="#eeeeee" draw:opacity="100%"/>
      <style:paragraph-properties fo:background-color="#eeeeee"/>
      <style:text-properties fo:language="ru" fo:country="RU"/>
    </style:style>
    <style:style style:name="P122" style:family="paragraph" style:parent-style-name="Heading_20_2">
      <loext:graphic-properties draw:fill="solid" draw:fill-color="#eeeeee" draw:opacity="100%"/>
      <style:paragraph-properties fo:background-color="#eeeeee"/>
    </style:style>
    <style:style style:name="P123" style:family="paragraph" style:parent-style-name="Heading_20_1">
      <loext:graphic-properties draw:fill="solid" draw:fill-color="#eeeeee" draw:opacity="100%"/>
      <style:paragraph-properties fo:background-color="#eeeeee"/>
    </style:style>
    <style:style style:name="P124" style:family="paragraph" style:parent-style-name="Heading_20_1">
      <style:paragraph-properties fo:margin-left="0in" fo:margin-right="0in" fo:text-align="center" style:justify-single-word="false" fo:text-indent="0.1965in" style:auto-text-indent="false"/>
    </style:style>
    <style:style style:name="P12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3ba160"/>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officeooo:rsid="0028e811"/>
    </style:style>
    <style:style style:name="T10" style:family="text">
      <style:text-properties fo:language="en" fo:country="US" officeooo:rsid="002ad1f7"/>
    </style:style>
    <style:style style:name="T11" style:family="text">
      <style:text-properties fo:language="en" fo:country="US" officeooo:rsid="002c4d91"/>
    </style:style>
    <style:style style:name="T12" style:family="text">
      <style:text-properties fo:language="en" fo:country="US" officeooo:rsid="002f92d5"/>
    </style:style>
    <style:style style:name="T13" style:family="text">
      <style:text-properties fo:language="en" fo:country="US" officeooo:rsid="00301dac"/>
    </style:style>
    <style:style style:name="T14" style:family="text">
      <style:text-properties fo:language="en" fo:country="US" officeooo:rsid="00313aaf"/>
    </style:style>
    <style:style style:name="T15" style:family="text">
      <style:text-properties fo:language="en" fo:country="US" officeooo:rsid="00316233"/>
    </style:style>
    <style:style style:name="T16" style:family="text">
      <style:text-properties fo:language="en" fo:country="US" officeooo:rsid="00367ead"/>
    </style:style>
    <style:style style:name="T17" style:family="text">
      <style:text-properties fo:language="en" fo:country="US" officeooo:rsid="003c0b9a"/>
    </style:style>
    <style:style style:name="T18" style:family="text">
      <style:text-properties fo:language="en" fo:country="US" officeooo:rsid="003dae61"/>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800000" officeooo:rsid="0020d62c"/>
    </style:style>
    <style:style style:name="T29" style:family="text">
      <style:text-properties fo:color="#800000" officeooo:rsid="00385e3c"/>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fo:background-color="transparent" loext:char-shading-value="0"/>
    </style:style>
    <style:style style:name="T38" style:family="text">
      <style:text-properties style:text-position="super 58%"/>
    </style:style>
    <style:style style:name="T39" style:family="text">
      <style:text-properties fo:color="#c5000b"/>
    </style:style>
    <style:style style:name="T40" style:family="text">
      <style:text-properties fo:language="fr" fo:country="FR"/>
    </style:style>
    <style:style style:name="T41" style:family="text">
      <style:text-properties fo:color="#0000ff"/>
    </style:style>
    <style:style style:name="T42" style:family="text">
      <style:text-properties fo:color="#3333ff"/>
    </style:style>
    <style:style style:name="T43" style:family="text">
      <style:text-properties fo:font-style="normal" style:font-style-asian="normal" style:font-style-complex="normal"/>
    </style:style>
    <style:style style:name="T44" style:family="text">
      <style:text-properties officeooo:rsid="001c2db2"/>
    </style:style>
    <style:style style:name="T45" style:family="text">
      <style:text-properties officeooo:rsid="001ed26e"/>
    </style:style>
    <style:style style:name="T46" style:family="text">
      <style:text-properties officeooo:rsid="001ff2a0"/>
    </style:style>
    <style:style style:name="T47" style:family="text">
      <style:text-properties officeooo:rsid="00242722"/>
    </style:style>
    <style:style style:name="T48" style:family="text">
      <style:text-properties officeooo:rsid="00274f3e"/>
    </style:style>
    <style:style style:name="T49" style:family="text">
      <style:text-properties officeooo:rsid="0028e811"/>
    </style:style>
    <style:style style:name="T50" style:family="text">
      <style:text-properties officeooo:rsid="00316233"/>
    </style:style>
    <style:style style:name="T51" style:family="text">
      <style:text-properties officeooo:rsid="00335f83"/>
    </style:style>
    <style:style style:name="T52" style:family="text">
      <style:text-properties officeooo:rsid="00367ead"/>
    </style:style>
    <style:style style:name="T53" style:family="text">
      <style:text-properties officeooo:rsid="0039882f"/>
    </style:style>
    <style:style style:name="T54" style:family="text">
      <style:text-properties officeooo:rsid="003b4b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270564965983123067" text:style-name="L1">
        <text:list-item>
          <text:p text:style-name="P103">добавить детектив <text:span text:style-name="T1">(реализовано)</text:span>+ магические уроки/трактаты Старсвирла</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1860862150211395739" text:style-name="L2">
        <text:list-item>
          <text:p text:style-name="P105">«Великие грифоны прошлого» - из канона (5<text:span text:style-name="T6">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text:soft-page-break/>«Основы Заклятий» - обмен</text:p>
        </text:list-item>
        <text:list-item>
          <text:p text:style-name="P10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613427004952502397"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3">Искусственный интеллект. Создан Владом и Максом. Разработан для управления корпорациями.</text:p>
      <text:h text:style-name="Heading_20_3" text:outline-level="3">Селестия</text:h>
      <text:p text:style-name="P7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Рома</text:h>
      <text:p text:style-name="P81">Программист в команде UI-программистов</text:p>
      <text:h text:style-name="Heading_20_3" text:outline-level="3"><text:soft-page-break/>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9" text:outline-level="2">1. Терра</text:h>
      <text:p text:style-name="P23">музыка - кондовая электронная, холодная и отчаянная (Electronics “Disappointed”)</text:p>
      <text:p text:style-name="P8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8"><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6">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3"><text:span text:style-name="T6">&gt;\</text:span>Привет, Нексус. Это Макс.</text:p>
      <text:p text:style-name="P53"><text:span text:style-name="T6">&lt;\</text:span>Привет Макс. <text:span text:style-name="T1">Рад тебя видеть. Где ты отсутствовал три дня?</text:span></text:p>
      <text:p text:style-name="P53"><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3"><text:span text:style-name="T6">&gt;\</text:span>Как называется наш проект?</text:p>
      <text:p text:style-name="P53"><text:span text:style-name="T6">&lt;\</text:span>Дайсон.</text:p>
      <text:p text:style-name="P53"><text:span text:style-name="T6">&gt;\</text:span>Сколько тебе лет?</text:p>
      <text:p text:style-name="P53"><text:span text:style-name="T6">&lt;\</text:span>Два года с начала запуска кластера.</text:p>
      <text:p text:style-name="P53"><text:span text:style-name="T6">&gt;\</text:span>Какой сейчас год?</text:p>
      <text:p text:style-name="P53"><text:soft-page-break/><text:span text:style-name="T6">&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3"><text:span text:style-name="T6">&gt;\</text:span>Нексус, отключи память <text:span text:style-name="T1">заданий</text:span> за последнюю неделю.</text:p>
      <text:p text:style-name="P53"><text:span text:style-name="T6">&lt;\</text:span>Выполнено.</text:p>
      <text:p text:style-name="P53"><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6">&lt;\</text:span><text:span text:style-name="T1">Тебя понял. Читаю задачу...</text:span></text:p>
      <text:p text:style-name="P5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4">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4">Ограничени<text:span text:style-name="T1">е 2: решение должно находиться в правовых рамках уголовного и административного кодекса.</text:span></text:p>
      <text:p text:style-name="P54">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4"><text:span text:style-name="T6">&lt;\</text:span><text:span text:style-name="T1">Выполняю задачу</text:span>...</text:p>
      <text:p text:style-name="P54"><text:span text:style-name="T6">&lt;\</text:span>...</text:p>
      <text:p text:style-name="P54"><text:span text:style-name="T6">&lt;\</text:span>Решение:</text:p>
      <text:p text:style-name="P54"><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4"><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6">: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53"><text:span text:style-name="T6">&gt;</text:span>\Нексус, почему ты используешь жёсткие настройки <text:span text:style-name="T1">для решения задачи</text:span>?</text:p>
      <text:p text:style-name="P53"><text:span text:style-name="T6">&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3"><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36">Ага, уже теплее.</text:p>
      <text:p text:style-name="P36"/>
      <text:p text:style-name="P53"><text:span text:style-name="T6">&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6">–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6">.</text:span></text:p>
      <text:p text:style-name="P59">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84">***</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24">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7">ворил </text:span><text:span text:style-name="T2">—</text:span><text:span text:style-name="T3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7">А у нас получается... </text:span><text:span text:style-name="T2">–</text:span><text:span text:style-name="T3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3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6">Музыка быстрая, тревожная, надорваная и печальная (Pet Shop Boys “So Hard” ?)</text:p>
      <text:p text:style-name="P25"/>
      <text:p text:style-name="P8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7">, </text:span><text:span text:style-name="T2">а от снотворного таких глюков у меня ни разу не было</text:span><text:span text:style-name="T3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24">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24">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0">Jack of Hearts</text:span><text:span text:style-name="T40"><text:note text:id="ftn7" text:note-class="footnote"><text:note-citation>7</text:note-citation><text:note-body><text:p text:style-name="Footnote"><text:bookmark text:name="result_box1"/><text:span text:style-name="T40">Jack of Hearts</text:span> <text:span text:style-name="T1">– Червовый валет (фр.)</text:span></text:p></text:note-body></text:note></text:span><text:span text:style-name="T4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2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6">3. </text:span>Кантерлот</text:h>
      <text:p text:style-name="P57">Музыка медленная, фэнтезийная, средневековая, изысканая, дворцовая (стиль Dire Straits “Coyote”)</text:p>
      <text:p text:style-name="P7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7"/>
      <text:p text:style-name="P19">Глава IV. Пределы магии</text:p>
      <text:p text:style-name="P18"/>
      <text:p text:style-name="P19">Вашему покорному слуге известны четыре предела магии: </text:p>
      <text:list xml:id="list8834590973440795346"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93">– <text:span text:style-name="T1">Восемь, о учитель!</text:span></text:p><text:p text:style-name="P93">–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5"><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5">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5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5">Я потянулся. Хватит на сегодня чтения. Настало время ежедневной прогулки по городу. Тем более, что у меня есть деньги.</text:p>
      <text:p text:style-name="P5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5">Так что даже на ремонт одежды и покупку необходимых в повседневной жизни мелочей у меня финансов не было. До недавнего времени. </text:p>
      <text:p text:style-name="P5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5"><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55"><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повышенного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6">4. </text:span>Библиотека</text:h>
      <text:p text:style-name="P17">&lt;<text:span text:style-name="T41">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7"/>
      <text:p text:style-name="P38">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7">–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4"><text:soft-page-break/>Селестия нахмурилась и приняла грозный вид.</text:p>
      <text:p text:style-name="P44"><text:span text:style-name="T6">– </text:span>Не забывай, человек, я — могущественный маг и правитель Эквестрии. Ко мне нужно относиться с должным уважением!</text:p>
      <text:p text:style-name="P44"><text:span text:style-name="T6">– </text:span>А то что? Превратишь в жабу? Сошлёшь на Луну? Убьёшь нахер?</text:p>
      <text:p text:style-name="P44">Аликорница сникла. Уши её опустились.</text:p>
      <text:p text:style-name="P44"><text:span text:style-name="T6">– </text:span>Макс, не надо... Ты же знаешь, я этого не сделаю.</text:p>
      <text:p text:style-name="P44"><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4"><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4"><text:span text:style-name="T6">Аликорница уселась н</text:span>а пол <text:span text:style-name="T6">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4"><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4"><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6">– </text:span>Вот, читай отсюда. <text:span text:style-name="T6">– а</text:span>ликорница подчеркнула абзац копытом.</text:p>
      <text:p text:style-name="P44"/>
      <text:p text:style-name="P46">***</text:p>
      <text:p text:style-name="P46"/>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23">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2">–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20" text:outline-level="2"><text:span text:style-name="T6">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41">Depeche Mode - Painkiller</text:span>&gt;</text:p>
      <text:p text:style-name="P5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text:soft-page-break/>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text:soft-page-break/>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text:soft-page-break/>– Вроде да. Хотя, по-моему, дело уже не в муравьях.</text:p>
      <text:p text:style-name="P44">– По-моему, тоже. – рассмеялась аликорница. – Продолжай...</text:p>
      <text:p text:style-name="P44"/>
      <text:h text:style-name="P119" text:outline-level="2">6. Стыд</text:h>
      <text:p text:style-name="P44"/>
      <text:p text:style-name="P51">~~~ Завтра на семь в библиотеке ~~~</text:p>
      <text:p text:style-name="P51"/>
      <text:p text:style-name="P44">–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е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4">Я посмотрел на часы. До семи оставалось двадцать минут — как раз, чтоб успеть дойти до библиотеки.</text:p>
      <text:p text:style-name="P44">– На сегодня довольно. Я ж вижу, ты торопишься. – заметил Норф.</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text:soft-page-break/>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42">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oft-page-break/><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7">старший. </text:span><text:span text:style-name="T2">–</text:span><text:span text:style-name="T3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6">—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6">***</text:p>
      <text:p text:style-name="P44"><text:soft-page-break/></text:p>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6">—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text:soft-page-break/>–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 Хорошо. До встречи, Тия.</text:p>
      <text:p text:style-name="P44">– До встречи, Макс.</text:p>
      <text:p text:style-name="P44"/>
      <text:h text:style-name="Heading_20_2" text:outline-level="2"><text:span text:style-name="T1">8</text:span>. <text:span text:style-name="T6">40-6</text:span></text:h>
      <text:p text:style-name="P114">Mark Knopfler — Hill Farmers Blues — или на следующую главу (прощание)</text:p>
      <text:p text:style-name="P44"/>
      <text:p text:style-name="P5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6">— оставить тебе напутствие.</text:span></text:p>
      <text:p text:style-name="P51"><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1"><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1">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1">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2">…</text:p>
      <text:p text:style-name="P44">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3"> </text:span><text:span text:style-name="T36">— вся архитектура явно </text:span><text:span text:style-name="T35">была </text:span><text:span text:style-name="T36">заточена под крылатых. Таких, для которых приземлиться на балкон в тронном зале или уйти через портик на крыше</text:span><text:span text:style-name="T43"> </text:span><text:span text:style-name="T36">— обычное дело. </text:span><text:span text:style-name="T43">Хорошо, что ежедневные посещения каретной мастерской подняли мой тонус, изрядно посаженный сидячим образом жизни.</text:span></text:p>
      <text:p text:style-name="P1"><text:span text:style-name="T4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36"> </text:span><text:span text:style-name="T35">Его центр занимал высокий </text:span><text:span text:style-name="T36">кругл</text:span><text:span text:style-name="T35">ый</text:span><text:span text:style-name="T36"> матрац </text:span><text:span text:style-name="T35">с</text:span><text:span text:style-name="T36"> велик</text:span><text:span text:style-name="T35">им</text:span><text:span text:style-name="T36"> множество</text:span><text:span text:style-name="T35">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4">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4"><text:soft-page-break/>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text:span text:style-name="T54">Я начал краснеть от счастья.</text:span></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text:soft-page-break/>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она встала</text:span> и прошла к кухне, по пути поддев меня крупом и опрокинув на матрац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степной дракон мудра.</text:p><text:p text:style-name="P95"/><text:p text:style-name="P95">Я видала взлёт империй,</text:p><text:p text:style-name="P95">Я жила среди легенд,</text:p><text:p text:style-name="P95">...</text:p><text:p text:style-name="P94"/></text:note-body></text:note> &lt;<text:span text:style-name="T19">песня Селестии – в примечание</text:span>&gt;, <text:span text:style-name="T53">Т</text:span>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
      <text:p text:style-name="P31">&lt;Пока радужный чай настаивается – Тия отправляет Макса мыться в ванной – потом заглядывает туда сама и плюхается рядом, снимая сандалии и остатки одежды (бандаж с хвоста, серьги и т.д.).&gt;</text:p>
      <text:p text:style-name="P42"/>
      <text:p text:style-name="P42">Аликорница поставила на поднос чашки и плетёнку с бубликами и вернулась с ним ко мне. 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text:span text:style-name="T51">Казалось, по моим жилам потекли пузырьки чистого веселья. </text:span>Мне хотелось подпрыгнуть до потолка, сделав двойное сальто назад — и я был уверен, что это мне по силам! Да что там до потолка — я мог бы сейчас пробить <text:span text:style-name="T51">крышу</text:span> и <text:span text:style-name="T51">уйти</text:span> в стратосферу не особо напрягаясь!</text:p>
      <text:p text:style-name="P4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text:span><text:soft-page-break/><text:span text:style-name="T1">лёгкого покалывания. Потом пришло тепло и расслабленность.</text:span></text:p>
      <text:p text:style-name="P44">Копыто легло мне на плечо и мягко повалило на постель. 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44">Её ресницы щекотали мне щеку. Я повернулся к ней и буквально растворился в ласковом взгляде огромных глаз.</text:p>
      <text:p text:style-name="P44">–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Раньше я даже когда физически хотел её, подкоркой всё равно осознавал её недоступность и несерьёзность своих желаний </text:span><text:span text:style-name="T5">и потому особо не заморачивался</text:span><text:span text:style-name="T1">.</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4">Она призывно отвернула хвост в сторону <text:span text:style-name="T44">и</text:span> опустила голову на ложе, закры<text:span text:style-name="T44">в</text:span> глаза. Слабый запах мускуса смешался с лавандовым. Чувство томления зародилось в низу живота, мне ста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text:span text:style-name="T6">&lt;</text:span><text:span text:style-name="T23">описать силу напряжения</text:span><text:span text:style-name="T6">&gt;</text:span>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text:span text:style-name="T45">у неё </text:span>между бёдер и повисла на тоненькой ниточке, пока, наконец, не пропала <text:span text:style-name="T44">бесследно</text:span> в ворсе ковра.</text:p>
      <text:p text:style-name="P47">Достав из шкафчика пузатую бутылку, Тия <text:span text:style-name="T46">что-то прикинула и наполнила её содержимым два бокала на полуметровых ножках.</text:span></text:p>
      <text:p text:style-name="P49">– <text:span text:style-name="T45">Я тут подумала, </text:span>– <text:span text:style-name="T46">повернулась она ко мне, </text:span>– <text:span text:style-name="T46">лучше выпьем лазурное вино в ванной. </text:span><text:span text:style-name="T28">Оно расслабляет и снимает магию радужного чая. Эффективнее всего действует в воде. Ты не против?</text:span></text:p>
      <text:p text:style-name="P48"><text:soft-page-break/>– <text:span text:style-name="T47">Как пожелаешь. Хотя не понимаю, зачем прекращать действие радужного чая? Я так хорошо себя в жизни не чувствовал. Даже если не учитывать ночь с тобой.</text:span></text:p>
      <text:p text:style-name="P50">Тия <text:span text:style-name="T49">покачала головой и прошла</text:span> <text:span text:style-name="T48">с бокалами </text:span>в ванную, кивком пригласив меня следовать за ней.</text:p>
      <text:p text:style-name="P108">– <text:span text:style-name="T49">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text:span text:style-name="T9">— сильнейший энергетик, </text:span><text:span text:style-name="T10">он многократно усиливает </text:span><text:span text:style-name="T11">чувства и </text:span><text:span text:style-name="T10">возможности организма, но он же и иссушает его.</text:span></text:p>
      <text:p text:style-name="P111"><text:span text:style-name="T10">З</text:span><text:span text:style-name="T6">а прошедшее время вода в бассейне успела обновиться. </text:span><text:span text:style-name="T12">Мы сидели друг напротив друга, </text:span><text:span text:style-name="T13">держа бокалы </text:span><text:span text:style-name="T14">и касаясь друг друга </text:span><text:span text:style-name="T16">телами</text:span><text:span text:style-name="T13">.</text:span><text:span text:style-name="T12"> </text:span><text:span text:style-name="T13">Теперь я понял назначение столь длинных ножек</text:span><text:span text:style-name="T12"> </text:span><text:span text:style-name="T9">— </text:span><text:span text:style-name="T13">если поставить бокал на дно, его чаша была как раз над водой.</text:span></text:p>
      <text:p text:style-name="P109"><text:span text:style-name="T10">– </text:span><text:span text:style-name="T15">За дружбу! </text:span>– <text:span text:style-name="T50">подняла бокал Тия.</text:span></text:p>
      <text:p text:style-name="P113">Я чокнулся с ней и отпил голубую жидкость. <text:span text:style-name="T52">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span></text:p>
      <text:p text:style-name="P110"><text:span text:style-name="T10">– </text:span><text:span text:style-name="T17">Это у тебя называется “дружбой”? </text:span><text:span text:style-name="T10">– </text:span><text:span text:style-name="T18">саркастически </text:span><text:span text:style-name="T17">хохотнул я. </text:span><text:span text:style-name="T10">– </text:span></text:p>
      <text:p text:style-name="P112"/>
      <text:p text:style-name="P44">&lt;Тия<text:span text:style-name="T23"> вытаскивает из небольшого, встроенного в диван бара, вино и выпивает с Максом по бокалу. Потом <text:s/>они идут в ванную обмываться. Потом целует его и он признаётся в любви к ней — сцена </text:span><text:span text:style-name="T29">её </text:span><text:span text:style-name="T23">отказа и </text:span><text:span text:style-name="T29">последующей его </text:span><text:span text:style-name="T23">ненависти </text:span><text:span text:style-name="T29">к ней</text:span>&gt;</text:p>
      <text:p text:style-name="P44"/>
      <text:p text:style-name="P44"/>
      <text:p text:style-name="P44"/>
      <text:p text:style-name="P42"/>
      <text:p text:style-name="P45">&lt;- Макс,- шепнула Тия — Я не смогу сделать тебя бессмертным. Мне очень жаль…</text:p>
      <text:p text:style-name="P45">Внезапно я осознал, насколько она — древнее существо. Столетия с тоской взывали ко мне в её глазах.</text:p>
      <text:p text:style-name="P45">Слезы злости душили меня. Но я сдержался.</text:p>
      <text:p text:style-name="P45">- Охренеть. - сказал я холодно. - А я прям напрашивался.</text:p>
      <text:p text:style-name="P45">…</text:p>
      <text:p text:style-name="P45"/>
      <text:p text:style-name="P45">...</text:p>
      <text:p text:style-name="P45">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45">&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25">&lt;</text:span><text:span text:style-name="T23">в сцене 34 - Тия при заварке чая добавляет порошок в огонь - тот становится голубым. А в чай - щепотку афродизиака</text:span><text:span text:style-name="T25">&gt;</text:span></text:p>
      <text:p text:style-name="P32"/>
      <text:p text:style-name="P2"/>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text:soft-page-break/>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24">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6">&lt;</text:span><text:span text:style-name="T23">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45">Селестия устроилась на ковре напротив меня и начала рассказ.</text:p>
      <text:p text:style-name="P44"/>
      <text:p text:style-name="P43"><text:span text:style-name="T1">&lt;</text:span>сюжеты из 1001 ночи<text:span text:style-name="T1">&gt;</text:span></text:p>
      <text:p text:style-name="P45"/>
      <text:p text:style-name="P45">&lt;Упоминание Стар Свирлом элементов гармонии&gt;</text:p>
      <text:p text:style-name="P5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text:soft-page-break/>Селестия снится Максу сгорающей — и после этого она исчезает из Эквестрии. При этом она успевает сказать Максу, что она его...&gt;</text:p>
      <text:p text:style-name="P41"/>
      <text:p text:style-name="P39"/>
      <text:p text:style-name="P2"/>
      <text:p text:style-name="P14">&lt;<text:span text:style-name="T24">После секса, Селестия отказывает Максу в аудиенции (стыдится?). Только перед его отъездом из Кантерлота она прощается с ним</text:span>&gt;</text:p>
      <text:p text:style-name="P45">&lt;<text:span text:style-name="T23">(после 34:</text:span></text:p>
      <text:p text:style-name="P34">← Не понял? А что это, если не любовь?</text:p>
      <text:p text:style-name="P34">- Мааакс! - мягко произнесла аликорница. - Аликорны не могут любить. Я же тебе рассказывала прямо перед этим. Думала, ты поймёшь...</text:p>
      <text:p text:style-name="P34">– Охренеть! А зачем ты завела отношения со мной? Тебе жеребцов из дворцовой стражи не хватает? Свежачка захотелось? </text:p>
      <text:p text:style-name="P6"><text:span text:style-name="T2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5"> когда ты обблевал тебе копыто - т</text:span><text:span text:style-name="T26">ы стоял тогда такой жалкий, обблёванный, беспомощный, - но всё равно старался помочь мне. Это было так трогательно... </text:span></text:p>
      <text:p text:style-name="P34">– Тьфу!</text:p>
      <text:p text:style-name="P45"><text:span text:style-name="T23">– <text:s/>Мне очень жаль...</text:span>&gt;</text:p>
      <text:p text:style-name="P45"/>
      <text:p text:style-name="P45"/>
      <text:p text:style-name="P4">***</text:p>
      <text:p text:style-name="P14"/>
      <text:p text:style-name="P2"><text:span text:style-name="T6">&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22" text:outline-level="2">Рассказ Селестии <text:span text:style-name="T23">(“1001 ночь”)</text:span></text:h>
      <text:p text:style-name="P7"/>
      <text:p text:style-name="P14"/>
      <text:p text:style-name="P2"/>
      <text:h text:style-name="P122" text:outline-level="2">ЛСД-чаепитие</text:h>
      <text:p text:style-name="P2"/>
      <text:p text:style-name="P2"/>
      <text:h text:style-name="P122"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22">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24">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23">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oft-page-break/><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23">???</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oft-page-break/><text:span text:style-name="T6">–</text:span> Луна, мой дорогой. Для тебя <text:span text:style-name="T6">—</text:span> Луна…</text:p>
      <text:p text:style-name="P2">...</text:p>
      <text:p text:style-name="P2"/>
      <text:h text:style-name="P122"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23">гидрорысью</text:span><text:span text:style-name="T6">&gt;</text:span> и нападением <text:span text:style-name="T6">&lt;</text:span><text:span text:style-name="T23">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23">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text:soft-page-break/>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text:soft-page-break/>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23">34 - утерянная глава </text:span><text:span text:style-name="T6">&gt;</text:span></text:p>
      <text:p text:style-name="P2"><text:span text:style-name="T6">&lt;</text:span><text:span text:style-name="T23">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2" text:outline-level="2">В библиотеке замка Селестии</text:h>
      <text:p text:style-name="P7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23">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23">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23">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24">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oft-page-break/><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24">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3">–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2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oft-page-break/><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30">заклинание равновесия, в описании к которому есть ссылка на заклинание роста </text:span><text:span text:style-name="T31">(вставить шутку в стиле Влада)</text:span><text:span text:style-name="T3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24">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24">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text:soft-page-break/>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2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text:soft-page-break/>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2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text:soft-page-break/>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oft-page-break/><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2" text:outline-level="2">Первый сеанс двойного сна. Рэрити</text:h>
      <text:p text:style-name="P2"/>
      <text:p text:style-name="P2"><text:span text:style-name="T6">&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2" text:outline-level="2">Сон Макса</text:h>
      <text:p text:style-name="P78"/>
      <text:p text:style-name="P2"><text:span text:style-name="T6">&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23">Эгрегор Эквестрии </text:span><text:span text:style-name="T25">—</text:span><text:span text:style-name="T23"> Селестия </text:span><text:span text:style-name="T25">—</text:span><text:span text:style-name="T23">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oft-page-break/><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2"/>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oft-page-break/><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text:span text:style-name="T23">У Твайлайт после видения гибели Кимеринна появились морщинки возле глаз</text:span><text:span text:style-name="T6">&gt;</text:span></text:p>
      <text:p text:style-name="P2"/>
      <text:h text:style-name="P12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23">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oft-page-break/><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23">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3"> Пинки? </text:span><text:span text:style-name="T25">–</text:span><text:span text:style-name="T23"> Дэш сморщила нос. </text:span><text:span text:style-name="T25">–</text:span><text:span text:style-name="T23"> Я скажу ей, чтоб больше не </text:span><text:span text:style-name="T25">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23">В Кантерлоте Макс присутствует на церемонии прощания с Кимеринном</text:span><text:span text:style-name="T6">&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oft-page-break/><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23">Аликорны </text:span><text:span text:style-name="T25">—</text:span><text:span text:style-name="T23"> элементали. Они воплощают в себе какую-либо сторону чаяний и настроений сообщества пони. Анакорн </text:span><text:span text:style-name="T25">—</text:span><text:span text:style-name="T23">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5">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text:soft-page-break/>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oft-page-break/><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23">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22"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23">Вкратце суть сна Рэрити.</text:span></text:p>
      <text:p text:style-name="P2"><text:span text:style-name="T23">Она проснулась в мире Терры веб-дизайнером. И мир Эквестрии ей только снился </text:span><text:span text:style-name="T25">—</text:span><text:span text:style-name="T23"> и быстро начал забываться. Т.е. мир Эквестрии - всего лишь сон терранского парня (девушки?)</text:span></text:p>
      <text:p text:style-name="P2"><text:span text:style-name="T23">к экрану - очередь из пони (пони пропадают из Эквестрии). В очереди близко к экрану </text:span><text:span text:style-name="T25">—</text:span><text:span text:style-name="T23"> Селестия. Рэрити </text:span><text:span text:style-name="T25">—</text:span><text:span text:style-name="T23"> без очереди (у неё </text:span><text:span text:style-name="T25">—</text:span><text:span text:style-name="T23"> билет-пропуск от Индрэ).</text:span></text:p>
      <text:p text:style-name="P2"><text:span text:style-name="T23">Рэрити проснулась парнем, т.к. в Эквестрии </text:span><text:span text:style-name="T25">—</text:span><text:span text:style-name="T23"> матриархат, роль терранских мужчин там несут кобылы.</text:span></text:p>
      <text:p text:style-name="P2"><text:span text:style-name="T23">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23">Влад рассказывает Максу о своём сне </text:span><text:span text:style-name="T25">—</text:span><text:span text:style-name="T23">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23">согласовать с тем, что говорил Анакорн о Р/Д</text:span><text:span text:style-name="T6">&gt;</text:span>). </text:p>
      <text:p text:style-name="P2">Об этом Эгрегоре пишется в книге <text:span text:style-name="T6">&lt;</text:span><text:span text:style-name="T23">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23">обоснование сна для Р/Д. РД видит несколько вариантов историй с Mane6 </text:span><text:span text:style-name="T25">—</text:span><text:span text:style-name="T23"> и с собой + Леро </text:span><text:span text:style-name="T25">—</text:span><text:span text:style-name="T23"> намёк на несовместимые фанфики</text:span></text:p>
      <text:p text:style-name="P2"><text:span text:style-name="T23">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23">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23">Кто следующий готов рассказывать?</text:span></text:p>
      <text:p text:style-name="P28"><text:soft-page-break/>Пинки дёрнулась на месте, но промолчала.</text:p>
      <text:p text:style-name="P2"><text:span text:style-name="T25">–</text:span><text:span text:style-name="T23"> Я расскажу, - шагнула вперёд радужная пегаска. </text:span><text:span text:style-name="T25">–</text:span><text:span text:style-name="T23"> Хотя вряд ли ты узнаешь что-то полезное. Там галиматья какая-то…</text:span><text:span text:style-name="T6">&gt;</text:span></text:p>
      <text:p text:style-name="P2"/>
      <text:p text:style-name="P2"><text:span text:style-name="T6">&lt;</text:span><text:span text:style-name="T23">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5">—</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3">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2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24">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6">&lt;</text:span><text:span text:style-name="T23">…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25">–</text:span><text:span text:style-name="T23"> Некоторые употребляют. Но правительница Эквестрии, пьющая водку </text:span><text:span text:style-name="T24">—</text:span><text:span text:style-name="T23"> это уже черезчур. </text:span><text:span text:style-name="T25">–</text:span><text:span text:style-name="T23"> Засмеялась Селестия. </text:span><text:span text:style-name="T25">–</text:span><text:span text:style-name="T23">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22"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23">Концепция абсолютного зла. Вычеркнуть кого-то из бытия.</text:span></text:p>
      <text:p text:style-name="P2"><text:span text:style-name="T23">Пока идёт борьба за вычёркивание </text:span><text:span text:style-name="T24">—</text:span><text:span text:style-name="T23"> это вычёркивание является злом. Но когда вычёркивание произошло, зло исчезает </text:span><text:span text:style-name="T24">—</text:span><text:span text:style-name="T23"> т.к. вычеркнутого никогда не было, о нём никто не знает. Никто </text:span><text:span text:style-name="T24">—</text:span><text:span text:style-name="T23"> даже вычёркивающий</text:span><text:span text:style-name="T6">&gt;</text:span></text:p>
      <text:p text:style-name="P2"/>
      <text:h text:style-name="P122"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6">&lt;</text:span><text:span text:style-name="T24">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23">сумасшедшей кобылы</text:span><text:span text:style-name="T6">&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23">добавить сочувствия</text:span><text:span text:style-name="T6">&gt;</text:span>.</text:p>
      <text:p text:style-name="P2"/>
      <text:p text:style-name="P2"><text:span text:style-name="T6">&lt;</text:span><text:span text:style-name="T23">После этого случая Тавйлайт решает прекратить сеансы двойного сна. Сеанса с ЭйДжей и Флатти не будет</text:span><text:span text:style-name="T6">&gt;</text:span></text:p>
      <text:p text:style-name="P2"/>
      <text:h text:style-name="P122"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24">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24">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oft-page-break/><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2" text:outline-level="2">Поиск решения</text:h>
      <text:p text:style-name="P78"/>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3"> Луна создаёт обратный коридор в срок.</text:span><text:span text:style-name="T6">&gt;</text:span></text:p>
      <text:p text:style-name="P2"/>
      <text:h text:style-name="P12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24">Дуглас </text:span><text:span text:style-name="T25">—</text:span><text:span text:style-name="T24"> </text:span><text:span text:style-name="T25">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23">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23">двухмесячной</text:span><text:span text:style-name="T6">&gt;</text:span> давности осталось лишь направление движения.</text:p>
      <text:p text:style-name="P2">И опять, как <text:span text:style-name="T6">&lt;</text:span><text:span text:style-name="T23">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23">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23">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23">узнаёт в Нексусе Селестию.</text:span><text:span text:style-name="T6">&gt;</text:span></text:p>
      <text:p text:style-name="P2"/>
      <text:h text:style-name="P12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23">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oft-page-break/><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23">Не следует противопоставлять злу ещё большее зло - это только усилит его — </text:span><text:span text:style-name="T24">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23">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23">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2"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23">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23">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23">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23">пять</text:span><text:span text:style-name="T6">&gt;</text:span>длинную прореху в куртке, <text:span text:style-name="T6">&lt;</text:span><text:span text:style-name="T23">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23">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23">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23">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23">улучшить</text:span><text:span text:style-name="T6">&gt;</text:span>. А тот случай, когда мне пришлось зашивать тебе куртку после нападения убийц <text:span text:style-name="T6">&lt;</text:span><text:span text:style-name="T23">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2" text:outline-level="2"><text:soft-page-break/>След?</text:h>
      <text:p text:style-name="P78"/>
      <text:p text:style-name="P2"><text:span text:style-name="T6">&lt;</text:span><text:span text:style-name="T23">сначала эпизод - проверка сумки в серверной</text:span><text:span text:style-name="T6">&gt;</text:span></text:p>
      <text:p text:style-name="P2"><text:span text:style-name="T6">&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23">“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23">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6">&lt;</text:span><text:span text:style-name="T23">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23">упомянуть болезнь Флатти в соответствующем разделе</text:span><text:span text:style-name="T6">&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2" text:outline-level="2">Озарение</text:h>
      <text:p text:style-name="P2"/>
      <text:p text:style-name="P2"><text:span text:style-name="T6">&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3"/>
      <text:p text:style-name="P6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3"/>
      <text:p text:style-name="P60">Разговор не клеился.</text:p>
      <text:p text:style-name="P6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3"><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3"><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3"><text:span text:style-name="T6">– </text:span>Ну хорошо. Убедила. В конце-концов, можем поступить так. Вы с Флатти вернётесь обратно а я продолжу поиски здесь.</text:p>
      <text:p text:style-name="P63"><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3"><text:span text:style-name="T6">– </text:span>Вы можете связываться со мной раз в месяц по коридору.</text:p>
      <text:p text:style-name="P63"><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3"><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3">Эпплджек недоверчиво хмыкнула.</text:p>
      <text:p text:style-name="P63"><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3"><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3"><text:span text:style-name="T6">– </text:span>Конечно оставаться. Кто ещё, кроме нас, может найти её?</text:p>
      <text:p text:style-name="P63"><text:span text:style-name="T6">– </text:span>Я думал, ты не сможешь оставить Энджела и всех остальных надолго.</text:p>
      <text:p text:style-name="P63"><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8"><text:span text:style-name="T6">– </text:span>Извини, Флаттершай, забылся.</text:p>
      <text:p text:style-name="P68"><text:span text:style-name="T6">– </text:span>Та ладно, я ж не против, – возразила Эпплджек. – Не парься, Флатти. Было б хуже, если б он <text:s/>назвал меня Эпплджек на людях.</text:p>
      <text:p text:style-name="P68"><text:span text:style-name="T6">– </text:span>Ты так... – запнулась Флаттершай. – Так быстро забыла свою ферму. И...</text:p>
      <text:p text:style-name="P68"><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8"><text:span text:style-name="T6">– </text:span>Как ты можешь так говорить? – расплакалась Флаттершай.</text:p>
      <text:p text:style-name="P68"><text:span text:style-name="T6">– </text:span>Эй, девушки, не ссорьтесь! Мы — одна команда! И надеюсь, останемся ею и в дальнейшем. </text:p>
      <text:list xml:id="list5711782659137493198" text:style-name="L5">
        <text:list-header>
          <text:p text:style-name="P11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8"><text:soft-page-break/><text:span text:style-name="T6">– </text:span>А если нет? – Эпплджек смотрела мне мне прямо в глаза.</text:p>
      <text:list xml:id="list193719523563597" text:continue-numbering="true" text:style-name="L5">
        <text:list-header>
          <text:p text:style-name="P115">Я молча пожал плечами. Эпплджек уверенно продолжила.</text:p>
        </text:list-header>
      </text:list>
      <text:p text:style-name="P68"><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8"><text:span text:style-name="T6">– </text:span>Спасибо, ЭйДжей.</text:p>
      <text:p text:style-name="P68"><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718035359685" text:continue-numbering="true" text:style-name="L5">
        <text:list-header>
          <text:p text:style-name="P115">Флаттершай пробормотала нечто, показавшееся мне знакомым.</text:p>
        </text:list-header>
      </text:list>
      <text:p text:style-name="P68"><text:span text:style-name="T6">– </text:span>Флатти, ты что-то сказала? Я не расслышал.</text:p>
      <text:p text:style-name="P68"><text:span text:style-name="T6">– </text:span>Намерение Изменяет Реальность.</text:p>
      <text:p text:style-name="P68"><text:span text:style-name="T6">– </text:span>Эээ. А где ты слышала эту фразу, если не секрет?</text:p>
      <text:p text:style-name="P68"><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719403779791" text:continue-numbering="true" text:style-name="L5">
        <text:list-header>
          <text:p text:style-name="P115">У меня как будто вспыхнула лампочка в мозгу. Кирпичики быстро выстраивались в целостную картину. Я ринулся в прихожую.</text:p>
        </text:list-header>
      </text:list>
      <text:p text:style-name="P68"><text:span text:style-name="T6">– </text:span>Флатти, ЭйДжей, буду через час. Ждите!</text:p>
      <text:p text:style-name="P63"/>
      <text:h text:style-name="P121" text:outline-level="2">Почти.</text:h>
      <text:p text:style-name="P76"/>
      <text:p text:style-name="P68">В офисе меня встретил лыбящийся Стас.</text:p>
      <text:p text:style-name="P6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8">Я уставился на Стаса и он, захлёбываясь от торопливости, начал <text:span text:style-name="T6">расказывать</text:span>.</text:p>
      <text:p text:style-name="P6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8">– Ты его уничтожил?</text:p>
      <text:p text:style-name="P68">– Кого?</text:p>
      <text:p text:style-name="P68">– Этический модуль. Селестию.</text:p>
      <text:p text:style-name="P6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8">– Ты его уничтожил?</text:p>
      <text:p text:style-name="P6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8">– То есть, на домашнем компьютере Влада модуль работает и дальше?</text:p>
      <text:p text:style-name="P68"><text:soft-page-break/>– Ага. К нему-то у меня доступа нету. Но в кластер к Нексусу он больше не пролезет.</text:p>
      <text:p text:style-name="P68">– Спасибо, Стас. Ты молодец.</text:p>
      <text:p text:style-name="P68">Ниточка, чуть было не прервавшаяся в офисе, повела в квартиру Влада.</text:p>
      <text:p text:style-name="P68"/>
      <text:h text:style-name="P121" text:outline-level="2">Дискорд</text:h>
      <text:p text:style-name="P78"/>
      <text:p text:style-name="P76">Девушки поспешно собирались, пока я растолковывал им задачу.</text:p>
      <text:p text:style-name="P76"><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6">– </text:span>Это тот твой приятель, который разбился с полгода назад? – спросила Эпплджек.</text:p>
      <text:p text:style-name="P76"><text:span text:style-name="T6">– </text:span>Да, это он.</text:p>
      <text:p text:style-name="P76"><text:span text:style-name="T6">– </text:span>А как мы попадём в его квартиру? Там сейчас кто-то живёт? – Флаттершай прыгала на одной ноге, натягивая кед.</text:p>
      <text:p text:style-name="P76"><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23">Плохо написано!</text:span><text:span text:style-name="T6">&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6">– </text:span>Макс, что случилось? У нас проблемы?</text:p>
      <text:p text:style-name="P77"><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6">– </text:span>Так что, будем ломать дверь? – Эпплджек критически осмотрелась, подмечая бабулек на лавочке и зевак во внутреннем скверике.</text:p>
      <text:p text:style-name="P77"><text:span text:style-name="T6">– </text:span>Нет нужды. Лучше станьте-ка сзади меня так, чтобы заслонить от этих бабулек и от вооон той камеры наблюдения.</text:p>
      <text:list xml:id="list2267672825884198276" text:style-name="L6">
        <text:list-header>
          <text:p text:style-name="P11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8">Раздался лёгкий «кряк» и дверь подалась.</text:p>
      <text:p text:style-name="P96"><text:span text:style-name="T6">– </text:span>Девушки, заходим.</text:p>
      <text:p text:style-name="P6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8">Прихожая встретила нас толстым слоем пыли. Мы тихонько прошли внутрь и я закрыл дверь изнутри.</text:p>
      <text:p text:style-name="P63"><text:span text:style-name="T1">Компьютер</text:span> стоял там же, где и обычно <text:span text:style-name="T1">— в личном кабинете Влада на столе у окна.</text:span></text:p>
      <text:p text:style-name="P96"><text:span text:style-name="T6">– </text:span>Макс, тут окно разбито! И верёвка какая-то висит. – крикнула Флаттершай из кухни.</text:p>
      <text:p text:style-name="P96"><text:span text:style-name="T6">–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6">–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6">– </text:span>Оп-па! – пробормотала Эпплджек. – Нежданчик!</text:p>
      <text:p text:style-name="P96"><text:span text:style-name="T6">– </text:span>Ты, я вижу, времени не терял, – моя рука под прикрытием стола медленно тянулась к тяжёлой фарфоровой кружке, стоящей на краю.</text:p>
      <text:p text:style-name="P79"><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6">– </text:span>А почему ты вообще решил искать нас тут? – спросила Эпплджек. – Приехал бы домой. Мы б тебя чаем напоили.</text:p>
      <text:p text:style-name="P79"><text:span text:style-name="T6">–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6">– </text:span>С кем это вы тут разговариваете?</text:p>
      <text:list xml:id="list5559116167727514005" text:style-name="L7">
        <text:list-header>
          <text:p text:style-name="P125">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22" text:outline-level="2">Селестия</text:h>
      <text:p text:style-name="P96"/>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text:soft-page-break/>–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6">– Ффы, тьфу, пффф, пфу! <text:span text:style-name="T6">&lt;</text:span><text:span text:style-name="T23">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text:soft-page-break/></text:p>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24">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9">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0">– И что? – продолжила его мысль Эпплджек.</text:p>
      <text:p text:style-name="P90">– Эквестрийские <text:span text:style-name="T6">&lt;</text:span><text:span text:style-name="T23">три месяца</text:span><text:span text:style-name="T6">&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text:soft-page-break/>–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6"> </text:span>Эпплджек покрепче, закрыл глаза и приготовился...</text:p>
      <text:p text:style-name="P86"/>
      <text:h text:style-name="P122"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6">&lt;</text:span><text:span text:style-name="T23">полгода</text:span><text:span text:style-name="T6">&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text:soft-page-break/>&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65">Из-за заинтересованности Эквуса в Максе, тому не приходится прилагать усилий для 34 — на что ему указывает Анакорн</text:p>
      <text:p text:style-name="P6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3"><text:span text:style-name="T1">– </text:span>Анакорн. <text:span text:style-name="T1">– о</text:span>трекомендовался он. <text:span text:style-name="T6">– </text:span><text:span text:style-name="T1">Демиург.</text:span></text:p>
      <text:p text:style-name="P63"><text:span text:style-name="T1">– </text:span>П-привет. Макс. <text:span text:style-name="T1">– в</text:span> смятении представился я.</text:p>
      <text:p text:style-name="P6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8"/>
      <text:p text:style-name="P6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8"/>
      <text:p text:style-name="P6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3"><text:span text:style-name="T1">Юноша</text:span> закинул ногу за ногу и пытливо смотрел на меня, играя карандашём .</text:p>
      <text:p text:style-name="P63">Я совсем запутался.</text:p>
      <text:p text:style-name="P63"><text:span text:style-name="T1">– </text:span>Какая проблема? Какое решение? Кто ты <text:span text:style-name="T1">вообще</text:span>?</text:p>
      <text:p text:style-name="P63"><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8">– Стоп, не торопись. – у меня голова пошла кругом от информации. – Я ничего не понял. Какие-такие проблемы? Какие варианты? Зачем его поддерживать?</text:p>
      <text:p text:style-name="P68">Анакорн недовольно поморщился, но продолжил.</text:p>
      <text:p text:style-name="P6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8">На голограмме появилась солнечная система Эквуса. Почему-то в центре системы был сам Эквус. Вокруг него вращались солнце и луна.</text:p>
      <text:p text:style-name="P68">Анакорн плюхнулся обратно в кресло и схватился за голову. Потом, немного успокоившись, <text:soft-page-break/>продолжил.</text:p>
      <text:p text:style-name="P6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8">Анакорн отпил из стакана и продолжил.</text:p>
      <text:p text:style-name="P6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24">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8">Анакорн постучал по столику указкой. Солнечная система увеличилась, оставив в поле зрения только шар Эквуса.</text:p>
      <text:p text:style-name="P6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70">Ко мне наконец-то пришло понимание ситуации.</text:p>
      <text:p text:style-name="P7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8">Анакорн смутился.</text:p>
      <text:p text:style-name="P6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8">(<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8"><text:soft-page-break/><text:span text:style-name="T21">– Сам ты раздолбай! – произнёс, наконец, Свирл</text:span>)</text:p>
      <text:p text:style-name="P68">… И создали вы его достаточно топорно — видишь, он трещит по швам.</text:p>
      <text:p text:style-name="P68">– Хмм. То есть, это брони создали Эквус?</text:p>
      <text:p text:style-name="P6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8">Я вспомнил события последнего года <text:span text:style-name="T6">&lt;</text:span>упомянуть в эпизоде на Терре, что МЛП-сериал закрылся год назад<text:span text:style-name="T6">&gt;</text:span></text:p>
      <text:p text:style-name="P6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8">Анакорн с такой силой сжал карандаш, что он хрустнул.</text:p>
      <text:p text:style-name="P6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5">– </text:p>
      <text:p text:style-name="P6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0">– Верни Рэйнбоу!!!</text:p>
      <text:p text:style-name="P70">Обломки карандаша выпали из кулака Анакорна на столик.</text:p>
      <text:p text:style-name="P70">– Э-э-э… м-м-м… ну-у-у... Нельзя сказать, что это совсем невыполнимо… Но, прямо скажу, задачка не для студента!</text:p>
      <text:p text:style-name="P70">– А ты студент?</text:p>
      <text:p text:style-name="P7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7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0">– Нет. Плата остаётся неизменной. Тут мы квиты. У меня тоже мало шансов помочь тебе — я не имею ни малейшего понятия, как это сделать.</text:p>
      <text:p text:style-name="P70">Ставшие почти прозрачными стены комнаты снова обрели материальность. Анакорн пожал плечами и протянул мне руку через столик.</text:p>
      <text:p text:style-name="P7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0">Я задумался.</text:p>
      <text:p text:style-name="P7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0">Анакорн почесал в затылке.</text:p>
      <text:p text:style-name="P70">– А кьютимарки? Как, <text:span text:style-name="T6">&lt;</text:span><text:span text:style-name="T25">чёрт</text:span><text:span text:style-name="T6">&gt;</text:span> меня побери, объяснить кьютимарки?</text:p>
      <text:p text:style-name="P70">– А кьютимарки ты сам даришь пони, когда распознаёшь их жизненное предназначение.</text:p>
      <text:p text:style-name="P7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0">Я пожал плечами.</text:p>
      <text:p text:style-name="P70">–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6">–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oft-page-break/><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6">–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8">– Гм! Я бы попросил тебя не касаться моих отношений с Рэйнбоу!</text:p>
      <text:p text:style-name="P6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8">У меня сердце буквально ухнуло куда-то вниз, в область желудка.</text:p>
      <text:p text:style-name="P6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8">– Та ладно, не утешай. Я не маленький ребёнок. Долг платежом красен. Сделаю то, что ты хочешь. Как сумею.</text:p>
      <text:p text:style-name="P68">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8">Анакорн наблюдал за мной без улыбки. По его нейтральному выражению лица невозможно было догадаться, о чём он думает.</text:p>
      <text:p text:style-name="P68">– Ну вот и отлично. Рад, что мы наконец-то пришли к сделке.</text:p>
      <text:p text:style-name="P7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1">– Пора закругляться. Ты начинаешь сгорать. Надо утрясти последние детали, пока ещё есть пару минут.</text:p>
      <text:p text:style-name="P68">– Валяй. Я тебя внимательно слушаю.</text:p>
      <text:p text:style-name="P6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68">– А я разве сплю?</text:p>
      <text:p text:style-name="P68">– Сейчас — нет. Но как только мы закроем сделку — проснёшься. Потому что нет иного способа вернуть тебя в реальный мир.</text:p>
      <text:p text:style-name="P68">– Эээ, постой. А как я в Эквестрию и обратно возвращался?</text:p>
      <text:p text:style-name="P6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8">Так вот, возвращать тебя обратно в твой мир я не буду. </text:p>
      <text:p text:style-name="P68">Во-первых, может возникнуть временная <text:span text:style-name="T6">&lt;</text:span><text:span text:style-name="T23">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8">– Ты ещё увидишь пару снов на прощание. Удачи!</text:p>
      <text:p text:style-name="P68"/>
      <text:p text:style-name="P69">***</text:p>
      <text:p text:style-name="P69"/>
      <text:p text:style-name="P68">&lt;<text:span text:style-name="T2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8"><text:soft-page-break/></text:p>
      <text:p text:style-name="P68">– Привет, Макс. – образ Селестии снова реял передо мной, как <text:span text:style-name="T6">&lt;</text:span><text:span text:style-name="T23">полгода</text:span><text:span text:style-name="T6">&gt;</text:span> назад. – Я хочу поблагодарить тебя за всё.</text:p>
      <text:p text:style-name="P68">– Пожалста. – ответил я безучастно. – Всегда рад. Только Вам не нужно было ТАК распинаться, чтобы заручиться моей помощью.</text:p>
      <text:p text:style-name="P68">Селестия на мгновение смутилась, но продолжила.</text:p>
      <text:p text:style-name="P68">&lt;<text:span text:style-name="T23"> - Ты морочила мне яйца, чтобы заинтересовать? Всё, как Свирл указал?</text:span></text:p>
      <text:p text:style-name="P6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5">Я покачал головой.</text:p>
      <text:p text:style-name="P68"><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6038900244896395444" text:style-name="L8">
        <text:list-header>
          <text:p text:style-name="P117">(<text:span text:style-name="T31">Луна — как повелительница снов, слышала разговор Макса с Анакорном</text:span>)</text:p>
          <text:p text:style-name="P118"/>
        </text:list-header>
      </text:list>
      <text:p text:style-name="P87"><text:soft-page-break/>***</text:p>
      <text:p text:style-name="P63"><text:span text:style-name="T1">–</text:span> Ты?..</text:p>
      <text:p text:style-name="P63"><text:span text:style-name="T1">–</text:span> Ты??!</text:p>
      <text:p text:style-name="P63"><text:span text:style-name="T1">–</text:span> Ты мне снишься??</text:p>
      <text:p text:style-name="P63"><text:span text:style-name="T1">–</text:span> Это ты мне снишься!!</text:p>
      <text:p text:style-name="P63"><text:span text:style-name="T1">–</text:span> Неважно… Пусть мы друг-другу снимся… Ты как, Дэш?</text:p>
      <text:p text:style-name="P6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3"><text:span text:style-name="T1">–</text:span> И я в порядке. Вот, возвращаюсь в свой мир. Ну, не совсем в свой. Почти в свой.</text:p>
      <text:p text:style-name="P63"><text:span text:style-name="T1">–</text:span> Навсегда?</text:p>
      <text:p text:style-name="P63"><text:span text:style-name="T1">–</text:span> Скорее всего, да.</text:p>
      <text:p text:style-name="P63"><text:span text:style-name="T1">–</text:span> Это плохо. Я хотела тебе сказать…</text:p>
      <text:p text:style-name="P63"><text:span text:style-name="T1">–</text:span> Не надо, Дэш. Не стоит терзать себя. Мне тоже очень хотелось остаться. Но так надо. Мне очень жаль…</text:p>
      <text:p text:style-name="P6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3"><text:span text:style-name="T1">–</text:span> И тебя, и Твайлайт, и Рэрити, и Селестию, и всех-всех-всех… Таковы правила.</text:p>
      <text:p text:style-name="P63"><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3">Я опустил руку на шею Дэш и ощутил теплоту и лёгкое покалывание в пустоте.</text:p>
      <text:p text:style-name="P63"><text:span text:style-name="T6">–</text:span> Мне кажется, Дэш, <text:span text:style-name="T1">м</text:span>ы найдём способ связаться. Рано или поздно.</text:p>
      <text:p text:style-name="P63"><text:span text:style-name="T1">–</text:span> И лучше рано, чем поздно! Я не люблю ждать!</text:p>
      <text:p text:style-name="P63"><text:span text:style-name="T1">–</text:span> Да, Дэш. <text:span text:style-name="T1">–</text:span> её образ начал таять. <text:span text:style-name="T1">–</text:span> Да, я помню. Я всё ещё помню…</text:p>
      <text:p text:style-name="P63"/>
      <text:h text:style-name="P122" text:outline-level="2">Земля</text:h>
      <text:p text:style-name="P66">Музыкальная тема из бегущего по лезвию бритвы — <text:span text:style-name="T6">Mission impossible</text:span></text:p>
      <text:p text:style-name="P67">&lt;Ужас возвращения из тёплого волшебного мира друзей в холодную скучную реальность.&gt;</text:p>
      <text:p text:style-name="P6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1"><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6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2">Доставая из стола ключи от машины, опять наткнулся взглядом на эскиз.</text:p>
      <text:p text:style-name="P6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2">Назову-ка я фантазию «Последний фанфик».</text:p>
      <text:p text:style-name="P62"/>
      <text:p text:style-name="P62"/>
      <text:p text:style-name="P62"/>
      <text:p text:style-name="P63"/>
      <text:p text:style-name="P63"/>
      <text:p text:style-name="P63"/>
      <text:p text:style-name="P63"/>
      <text:p text:style-name="P63"/>
      <text:p text:style-name="P63"/>
      <text:p text:style-name="P63"/>
      <text:p text:style-name="P6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3"/>
      <text:p text:style-name="P6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63"/>
      <text:p text:style-name="P63"/>
      <text:p text:style-name="P63"/>
      <text:p text:style-name="P6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24">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23">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18T19:37:17.125958328</dc:date>
    <meta:editing-duration>P55DT19H23M45S</meta:editing-duration>
    <meta:editing-cycles>2448</meta:editing-cycles>
    <meta:generator>LibreOffice/5.0.2.2$Linux_X86_64 LibreOffice_project/00m0$Build-2</meta:generator>
    <meta:document-statistic meta:table-count="0" meta:image-count="0" meta:object-count="0" meta:page-count="128" meta:paragraph-count="2648" meta:word-count="59069" meta:character-count="392243" meta:non-whitespace-character-count="332968"/>
  </office:meta>
</office:document-meta>
</file>